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5DBD39E951C35ECA57.png" manifest:media-type="image/png"/>
  <manifest:file-entry manifest:full-path="Pictures/100002010000023200000273C3DB680190731794.png" manifest:media-type="image/png"/>
  <manifest:file-entry manifest:full-path="Pictures/10000201000002350000026D9E9B0B1125881909.png" manifest:media-type="image/png"/>
  <manifest:file-entry manifest:full-path="Pictures/100002010000022C0000026396F123A02FD86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49cm" svg:height="16.431cm" draw:z-index="0"><draw:image xlink:href="Pictures/10000201000002350000026D9E9B0B1125881909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x="1.265cm" svg:y="0cm" svg:width="14.711cm" svg:height="16.166cm" draw:z-index="1"><draw:image xlink:href="Pictures/100002010000022C0000026396F123A02FD86664.png" xlink:type="simple" xlink:show="embed" xlink:actuate="onLoad" loext:mime-type="image/png"/></draw:frame><text:soft-page-break/></text:p>
      <text:p text:style-name="Standard"><draw:frame draw:style-name="fr3" draw:name="Image3" text:anchor-type="paragraph" svg:width="14.87cm" svg:height="16.589cm" draw:z-index="2"><draw:image xlink:href="Pictures/100002010000023200000273C3DB680190731794.png" xlink:type="simple" xlink:show="embed" xlink:actuate="onLoad" loext:mime-type="image/png"/></draw:frame><text:soft-page-break/></text:p>
      <text:p text:style-name="Standard"/>
      <text:p text:style-name="Standard"><draw:frame draw:style-name="fr3" draw:name="Image4" text:anchor-type="paragraph" svg:width="14.129cm" svg:height="16.007cm" draw:z-index="3"><draw:image xlink:href="Pictures/10000201000002160000025DBD39E951C35ECA5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47:35.921331962</meta:creation-date>
    <dc:date>2019-06-03T10:49:20.866847573</dc:date>
    <meta:editing-duration>PT1M45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